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eld_01: Roob, Terry and Treutel</text:p>
      <text:p text:style-name="P2">Field_02: Makayla Stiedemann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4">3300336891</text:p>
          </table:table-cell>
          <table:table-cell table:style-name="TABLE_5f_01.A1" office:value-type="string">
            <text:p text:style-name="P4">Elaina Jenkins DDS</text:p>
          </table:table-cell>
          <table:table-cell table:style-name="TABLE_5f_01.C1" office:value-type="string">
            <text:p text:style-name="P4">[COLUMN_03]</text:p>
          </table:table-cell>
        </table:table-row>
        <table:table-row>
          <table:table-cell table:style-name="TABLE_5f_01.A1" office:value-type="string">
            <text:p text:style-name="P4">4451340729</text:p>
          </table:table-cell>
          <table:table-cell table:style-name="TABLE_5f_01.A1" office:value-type="string">
            <text:p text:style-name="P4">Brandy Schiller IV</text:p>
          </table:table-cell>
          <table:table-cell table:style-name="TABLE_5f_01.C1" office:value-type="string">
            <text:p text:style-name="P4">[COLUMN_03]</text:p>
          </table:table-cell>
        </table:table-row>
        <table:table-row>
          <table:table-cell table:style-name="TABLE_5f_01.A1" office:value-type="string">
            <text:p text:style-name="P4">0707841106</text:p>
          </table:table-cell>
          <table:table-cell table:style-name="TABLE_5f_01.A1" office:value-type="string">
            <text:p text:style-name="P4">Ms. Noble Schmidt</text:p>
          </table:table-cell>
          <table:table-cell table:style-name="TABLE_5f_01.C1" office:value-type="string">
            <text:p text:style-name="P4">[COLUMN_03]</text:p>
          </table:table-cell>
        </table:table-row>
      </table:table>
      <text:p text:style-name="P1"/>
      <text:p text:style-name="P1"/>
      <text:section text:style-name="Sect1" text:name="SECTION_01_1">
        <text:p text:style-name="P6">3300336891</text:p>
        <text:p text:style-name="P6">Elaina Jenkins DDS</text:p>
      </text:section>
      <text:section text:style-name="Sect1" text:name="SECTION_01_2">
        <text:p text:style-name="P6">4451340729</text:p>
        <text:p text:style-name="P6">Brandy Schiller IV</text:p>
      </text:section>
      <text:section text:style-name="Sect1" text:name="SECTION_01_3">
        <text:p text:style-name="P6">0707841106</text:p>
        <text:p text:style-name="P6">Ms. Noble Schmidt</text:p>
      </text:section>
      <text:p text:style-name="P1"/>
      <text:p text:style-name="P1"/>
      <text:p text:style-name="P1"/>
      <text:p text:style-name="P3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7-31T18:11:16.855419000</dc:date>
    <meta:editing-duration>P1DT1H36M15S</meta:editing-duration>
    <meta:editing-cycles>45</meta:editing-cycles>
    <meta:generator>LibreOffice/4.1.3.2$MacOSX_x86 LibreOffice_project/70feb7d99726f064edab4605a8ab840c50ec57a</meta:generator>
    <dc:creator>Sandro Duarte</dc:creator>
    <meta:document-statistic meta:table-count="1" meta:image-count="0" meta:object-count="0" meta:page-count="1" meta:paragraph-count="8" meta:word-count="10" meta:character-count="116" meta:non-whitespace-character-count="114"/>
  </office:meta>
</office:document-meta>
</file>